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E2imqpzZXj17G3ndtvuLqSBJBc7iq90an37J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9:32:28.399270662</meta:creation-date>
    <dc:date>2023-01-25T09:33:44.155090214</dc:date>
    <meta:editing-duration>PT1M20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